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style:font-name="Liberation Sans Narrow" fo:font-size="16pt" style:font-size-asian="14pt" style:font-size-complex="16pt"/>
    </style:style>
    <style:style style:name="P2" style:family="paragraph" style:parent-style-name="Heading_20_3">
      <style:text-properties officeooo:rsid="000c5828" officeooo:paragraph-rsid="000c5828"/>
    </style:style>
    <style:style style:name="P3" style:family="paragraph" style:parent-style-name="Text_20_body">
      <style:text-properties officeooo:rsid="000c5828" officeooo:paragraph-rsid="000c5828"/>
    </style:style>
    <style:style style:name="P4" style:family="paragraph" style:parent-style-name="Text_20_body" style:list-style-name="L1">
      <style:text-properties officeooo:rsid="000e2bef" officeooo:paragraph-rsid="000e2bef"/>
    </style:style>
    <style:style style:name="T1" style:family="text">
      <style:text-properties officeooo:rsid="000c5828"/>
    </style:style>
    <style:style style:name="T2" style:family="text">
      <style:text-properties style:font-name="Liberation Sans Narrow" fo:font-size="16pt" style:font-size-asian="14pt" style:font-size-complex="16pt"/>
    </style:style>
    <style:style style:name="T3" style:family="text">
      <style:text-properties style:font-name="Liberation Sans Narrow" fo:font-size="16pt" officeooo:rsid="000c5828" style:font-size-asian="14pt" style:font-size-complex="16pt"/>
    </style:style>
    <style:style style:name="T4" style:family="text">
      <style:text-properties fo:font-size="16pt" style:font-size-asian="14pt" style:font-size-complex="16pt"/>
    </style:style>
    <style:style style:name="T5" style:family="text">
      <style:text-properties fo:font-size="16pt" officeooo:rsid="000c5828" style:font-size-asian="14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 text:c="21"/><text:span text:style-name="T1">Curriculum Vitae of Dale Van Der Westhuizen </text:span></text:h>
      <text:p text:style-name="Text_20_body"><text:span text:style-name="T3"/></text:p>
      <text:p text:style-name="Text_20_body"><text:span text:style-name="T3"/></text:p>
      <text:p text:style-name="P3"><text:span text:style-name="T2">Name: <text:s text:c="15"/>Dale</text:span></text:p>
      <text:p text:style-name="P3"><text:span text:style-name="T2">Surname: <text:s text:c="10"/>Van Der Westhuizen</text:span></text:p>
      <text:p text:style-name="P3"><text:span text:style-name="T2">ID Number: <text:s text:c="8"/>0011305026087</text:span></text:p>
      <text:p text:style-name="P3"><text:span text:style-name="T2">Sex: <text:s text:c="20"/>Male</text:span></text:p>
      <text:p text:style-name="P3"><text:span text:style-name="T2">Contact number: 065 819 8822</text:span></text:p>
      <text:p text:style-name="P3"><text:span text:style-name="T2">Address: <text:s text:c="13"/>106 Sirius Road,Surrey Estate, Athlone 7764</text:span></text:p>
      <text:p text:style-name="P3"><text:span text:style-name="T2"/></text:p>
      <text:h text:style-name="P2" text:outline-level="3"><text:span text:style-name="T4">Skills Developed: <text:s text:c="3"/></text:span></text:h>
      <text:list xml:id="list3571087469" text:style-name="L1">
        <text:list-item>
          <text:p text:style-name="P4"><text:span text:style-name="T5">A</text:span><text:span text:style-name="T4">dministration</text:span></text:p>
        </text:list-item>
        <text:list-item>
          <text:p text:style-name="P4"><text:span text:style-name="T4">Communication</text:span></text:p>
        </text:list-item>
        <text:list-item>
          <text:p text:style-name="P4"><text:span text:style-name="T4">Teamwork</text:span></text:p>
        </text:list-item>
        <text:list-item>
          <text:p text:style-name="P4"><text:span text:style-name="T4">Computer literacy</text:span></text:p>
        </text:list-item>
        <text:list-item>
          <text:p text:style-name="P4"><text:span text:style-name="T4">Planning skills</text:span></text:p>
        </text:list-item>
        <text:list-item>
          <text:p text:style-name="P4"><text:span text:style-name="T4">Leadership</text:span></text:p>
        </text:list-item>
      </text:list>
      <text:p text:style-name="P3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0T14:12:58.082065699</meta:creation-date>
    <dc:date>2020-09-10T14:25:45.959207453</dc:date>
    <meta:editing-duration>PT1M57S</meta:editing-duration>
    <meta:editing-cycles>1</meta:editing-cycles>
    <meta:document-statistic meta:table-count="0" meta:image-count="0" meta:object-count="0" meta:page-count="1" meta:paragraph-count="14" meta:word-count="46" meta:character-count="385" meta:non-whitespace-character-count="267"/>
    <meta:generator>LibreOffice/6.4.4.2$Linux_X86_64 LibreOffice_project/40$Build-2</meta:generator>
  </office:meta>
</office:document-meta>
</file>